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horizontal-align="justify" draw:textarea-vertical-align="middle" draw:auto-grow-height="false" fo:min-height="12.65cm" fo:min-width="0cm"/>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drawing>
      <draw:page draw:name="page1" draw:style-name="dp1" draw:master-page-name="Default">
        <draw:path draw:style-name="gr1" draw:text-style-name="P1" draw:layer="layout" svg:width="17.671cm" svg:height="16.293cm" draw:transform="rotate (1.5707963267949) translate (2.17463819072028cm 22.3538963789415cm)" svg:viewBox="0 0 17672 16294" svg:d="M9919 7647c345 42 680-52 1025-33 341 19 694-80 1025 0 446 109 664-347 629-727-39-418-316-698-530-993-249-342-604-572-992-694-331-104-681-102-1025-132-342-29-702-3-1025 132-356 150-686 360-993 595-337 259-711 551-826 992-88 336-109 682-133 1026-23 340-53 688 0 1025 57 360 34 850 530 959 400 88 668 417 1025 595 325 162 660 333 1025 364 344 29 695-10 1025-99 347-92 682-228 1026-331 322-96 580-597 1025-132 294 307 930 321 1025 728 162 692 612 210 695-100 98-364 278-697 463-1025 179-316 224-683 330-1025 105-336 218-672 265-1025 43-331 56-663 33-993-24-347-116-688-198-1025-90-373-323-687-497-1025-186-361-441-679-760-959-318-279-702-314-1059-463-338-141-685-262-1025-397-329-129-679-175-1025-232-358-59-725-68-1091-66-355 3-711 28-1059 99-361 74-727 134-1091 199-366 67-697 249-1059 331-403 92-709 393-1058 595-408 237-692 611-992 959-288 335-460 730-628 1124-145 340-295 681-364 1059-65 356-161 704-232 1058-72 358-120 738-33 1092 87 355 149 698 298 1025 153 335 146 702 165 1058 21 393 294 681 496 1025 228 388 465 708 761 993 287 277 677 430 1058 562 326 113 653 235 993 297 338 63 682 81 1025 100 366 20 732 82 1091 33 347-46 677-137 1025-166 366-30 669-182 993-297 358-127 714-280 1025-496 363-251 802-28 992 330 184 347 453 643 628 993 318 637 809-33 993-265 267-336 410-754 628-1125 200-340 389-677 562-1025 178-358 325-732 496-1091 170-357 303-728 463-1092 167-381 253-769 364-1157 111-387 47-802 132-1191 88-401 65-790 100-1190 34-385 0-772-33-1158-35-410-152-790-232-1191-89-447-381-836-694-1157-353-362-574-776-960-1125-330-297-696-485-1025-760-310-259-739-284-1091-463-349-176-697-238-1059-331-354-91-726-95-1091-132-367-37-712-134-1091-100-384 36-773-15-1158 0-419 18-837 106-1257 100-386-4-696 206-1058 264-460 75-822 386-1290 463-444 73-846 319-1224 563-331 215-726 323-1025 595-353 322-810 531-1124 893-285 328-625 627-761 1058-145 461-470 828-628 1290-131 384-350 743-397 1158-43 379-115 756-232 1124-123 385-126 788-198 1191-67 378 0 772 0 1157 0 381 80 740 198 1125 126 412 291 823 232 1256-65 475 315 637 463 1059 146 417 419 793 827 1025 395 226 710 545 1124 761 345 180 683 373 1058 430 359 55 664 239 1026 264 409 28 819 53 1223 133 363 72 730 122 1092 198 375 79 746 108 1124 165 338 52 690-52 1026 0 376 58 662-130 1025-132 354-2 683-183 1025-265 352-83 728-139 1025-363 295-221 678-221 993-397l264-33">
          <text:p/>
        </draw:path>
        <draw:custom-shape draw:style-name="gr2" draw:text-style-name="P2" draw:layer="layout" svg:width="0.1cm" svg:height="12.9cm" svg:x="9.5cm" svg:y="10.8cm">
          <text:p/>
          <draw:enhanced-geometry svg:viewBox="0 0 21600 21600" draw:type="rectangle" draw:enhanced-path="M 0 0 L 21600 0 21600 21600 0 21600 0 0 Z N"/>
        </draw:custom-shape>
      </draw:page>
      <draw:page draw:name="page2" draw:style-name="dp1" draw:master-page-name="Default">
        <draw:path draw:style-name="gr1" draw:text-style-name="P1" draw:layer="layout" svg:width="15.305cm" svg:height="14.812cm" draw:transform="rotate (2.41658288231135) translate (12.4237780862877cm 24.1460492668537cm)" svg:viewBox="0 0 15306 14813" svg:d="M9173 7538c405 6 833 13 1206-185 406-217 230-734 38-1005-197-280-501-461-807-612-379-188-815-147-1216-27-346 104-689 194-984 387-286 186-625 336-746 704-120 365-283 740-117 1165 140 357 360 591 581 854 245 291 649 347 977 504 363 174 782 252 1186 142 360-98 718-198 1053-358 316-151 591-353 876-556 282-200 542-421 680-779 148-382 60-769-1-1148-60-376-194-716-407-1008-207-284-454-543-726-770-256-215-471-478-758-656-327-202-689-378-1076-416-429-42-860 53-1274 158-358 90-666 321-1011 453-343 131-659 309-947 529-297 227-575 482-885 696-345 238-336 663-504 977-192 359-165 778-46 1145 113 350 308 662 528 946 217 280 392 595 653 837 261 241 531 471 800 704 272 235 571 430 903 570 355 149 697 347 1076 416 411 75 863 196 1266-17 327-173 716-223 1012-455 290-227 619-401 926-600 298-192 562-435 858-626 301-194 526-477 837-653 345-196 473-596 572-950 123-434-73-846-110-1271-32-375-127-745-262-1094-124-320-358-593-606-833-287-278-491-620-764-913-244-261-552-420-829-637-288-224-605-415-925-594-339-189-699-349-1073-463-454-138-932-83-1401-85-399-2-790 129-1164 281-353 143-693 314-1036 477-362 171-735 321-1086 519-308 175-594 390-858 629-295 265-321 665-482 1001-187 388-335 806-357 1243-23 475-16 949 31 1431 38 386 161 724 286 1073 127 351 390 634 674 860 300 238 498 529 823 728 299 184 541 454 854 615 332 171 648 381 922 641 259 246 572 426 825 682 267 272 634 434 999 530 416 109 851 9 1249-136 379-137 803-131 1169-327 311-167 593-390 921-507 420-150 756-404 1072-685 268-240 591-354 833-605 272-282 580-505 888-743 314-242 435-600 595-925 203-411 287-842 359-1290 73-444 68-881 57-1332-11-442-91-860-203-1278-94-349-309-659-504-967-186-292-427-530-631-812-232-321-480-642-789-891-301-243-611-466-944-666-334-200-649-434-993-622-355-193-714-375-1093-535-423-178-852-266-1289-359-443-94-906-3-1358-35-430-30-776 167-1186 257-354 77-671 277-1009 407-347 133-681 305-1034 430-364 129-659 342-948 574-331 265-705 451-1007 760-276 282-554 579-891 789-386 240-383 693-691 966-309 274-322 702-484 1048-179 380-275 796-238 1228 35 415 234 759 280 1165 47 419 199 824 396 1195 183 344 406 666 644 976 238 309 408 664 645 976 227 301 457 599 720 864 274 277 648 445 892 757 229 294 532 485 797 751 270 269 579 486 845 753 246 249 537 428 779 680 310 323 823 244 1211 121 348-111 729-136 1050-312 329-181 723-214 1011-455 294-246 675-239 946-528 243-260 617-307 899-532 347-277 653-599 1034-826 288-173 494-445 787-610l272-240 247-220 74-65">
          <text:p/>
        </draw:path>
        <draw:path draw:style-name="gr1" draw:text-style-name="P1" draw:layer="layout" svg:width="0.872cm" svg:height="0.046cm" draw:transform="rotate (2.46492850259159) translate (11.1815150662133cm 13.0017112072264cm)" svg:viewBox="0 0 873 47" svg:d="M0 47l449-21 403-26 21 26">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uck </meta:initial-creator>
    <meta:creation-date>2018-09-26T07:02:01.812755397</meta:creation-date>
    <dc:date>2018-09-26T07:13:38.977157738</dc:date>
    <dc:creator>Chuck </dc:creator>
    <meta:editing-duration>PT11M39S</meta:editing-duration>
    <meta:editing-cycles>1</meta:editing-cycles>
    <meta:document-statistic meta:object-count="4"/>
    <meta:generator>LibreOffice/5.2.7.2$Linux_X86_64 LibreOffice_project/20m0$Build-2</meta:generator>
  </office:meta>
</office:document-meta>
</file>